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5DF00000C450D15A585B1430E7F.png" manifest:media-type="image/png"/>
  <manifest:file-entry manifest:full-path="Pictures/1000000000000F5D00000C456088A66CCB612B7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4dd3" officeooo:paragraph-rsid="001e4dd3"/>
    </style:style>
    <style:style style:name="P2" style:family="paragraph" style:parent-style-name="Standard">
      <style:paragraph-properties fo:break-before="page"/>
      <style:text-properties officeooo:rsid="001e4dd3" officeooo:paragraph-rsid="001e4dd3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size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34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26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2" draw:name="Shape1" draw:style-name="gr3" draw:text-style-name="P4" svg:width="0.2524in" svg:height="0.235in" svg:x="0.0425in" svg:y="3.3807in"><draw:text-box><text:p>6</text:p></draw:text-box></draw:frame><draw:frame text:anchor-type="paragraph" draw:z-index="3" draw:name="Shape1_0" draw:style-name="gr3" draw:text-style-name="P4" svg:width="0.2524in" svg:height="0.235in" svg:x="1.4252in" svg:y="3.398in"><draw:text-box><text:p>4</text:p></draw:text-box></draw:frame><draw:frame text:anchor-type="paragraph" draw:z-index="4" draw:name="Shape1_1" draw:style-name="gr3" draw:text-style-name="P4" svg:width="0.2524in" svg:height="0.235in" svg:x="0.6339in" svg:y="2.1366in"><draw:text-box><text:p>6</text:p></draw:text-box></draw:frame><draw:frame text:anchor-type="paragraph" draw:z-index="5" draw:name="Shape1_2" draw:style-name="gr3" draw:text-style-name="P4" svg:width="0.2524in" svg:height="0.235in" svg:x="1.5209in" svg:y="1.0154in"><draw:text-box><text:p>6</text:p></draw:text-box></draw:frame><draw:frame text:anchor-type="paragraph" draw:z-index="6" draw:name="Shape1_3" draw:style-name="gr3" draw:text-style-name="P4" svg:width="0.2524in" svg:height="0.235in" svg:x="1.8256in" svg:y="3.2417in"><draw:text-box><text:p>3</text:p></draw:text-box></draw:frame><draw:frame text:anchor-type="paragraph" draw:z-index="7" draw:name="Shape1_4" draw:style-name="gr3" draw:text-style-name="P4" svg:width="0.2524in" svg:height="0.235in" svg:x="2.5819in" svg:y="3.2327in"><draw:text-box><text:p>9</text:p></draw:text-box></draw:frame><draw:frame text:anchor-type="paragraph" draw:z-index="8" draw:name="Shape1_6" draw:style-name="gr3" draw:text-style-name="P4" svg:width="0.2524in" svg:height="0.235in" svg:x="2.9118in" svg:y="2.198in"><draw:text-box><text:p>9</text:p></draw:text-box></draw:frame><draw:line text:anchor-type="paragraph" draw:z-index="9" draw:name="Shape2" draw:style-name="gr1" draw:text-style-name="P3" svg:x1="3.2598in" svg:y1="3.5807in" svg:x2="3.9382in" svg:y2="4.737in"><text:p/></draw:line><draw:line text:anchor-type="paragraph" draw:z-index="10" draw:name="Shape3" draw:style-name="gr1" draw:text-style-name="P3" svg:x1="3.8157in" svg:y1="3.5807in" svg:x2="3.1555in" svg:y2="4.7024in"><text:p/></draw:line><draw:frame text:anchor-type="paragraph" draw:z-index="11" draw:name="Shape1_5" draw:style-name="gr3" draw:text-style-name="P4" svg:width="0.2524in" svg:height="0.235in" svg:x="4.0252in" svg:y="3.1807in"><draw:text-box><text:p>8</text:p></draw:text-box></draw:frame><draw:frame text:anchor-type="paragraph" draw:z-index="12" draw:name="Shape1_7" draw:style-name="gr5" draw:text-style-name="P5" svg:width="0.6697in" svg:height="0.2268in" svg:x="3.8252in" svg:y="0.1283in"><draw:text-box><text:p><text:span text:style-name="T1">6 → 8</text:span></text:p></draw:text-box></draw:frame><draw:frame text:anchor-type="paragraph" draw:z-index="13" draw:name="Shape1_8" draw:style-name="gr3" draw:text-style-name="P4" svg:width="0.2524in" svg:height="0.235in" svg:x="4.3638in" svg:y="2.2063in"><draw:text-box><text:p>8</text:p></draw:text-box></draw:frame><draw:frame text:anchor-type="paragraph" draw:z-index="14" draw:name="Shape1_9" draw:style-name="gr4" draw:text-style-name="P4" svg:width="0.2524in" svg:height="0.576in" svg:x="5.3547in" svg:y="0.9193in"><draw:text-box><text:p>8</text:p></draw:text-box></draw:frame><draw:frame text:anchor-type="paragraph" draw:z-index="15" draw:name="Shape1_10" draw:style-name="gr3" draw:text-style-name="P4" svg:width="0.2524in" svg:height="0.235in" svg:x="4.9728in" svg:y="3.189in"><draw:text-box><text:p>7</text:p></draw:text-box></draw:frame><draw:frame text:anchor-type="paragraph" draw:z-index="16" draw:name="Shape1_11" draw:style-name="gr3" draw:text-style-name="P4" svg:width="0.2524in" svg:height="0.235in" svg:x="5.5291in" svg:y="3.1717in"><draw:text-box><text:p>1</text:p></draw:text-box></draw:frame><draw:frame text:anchor-type="paragraph" draw:z-index="17" draw:name="Shape1_12" draw:style-name="gr3" draw:text-style-name="P4" svg:width="0.2524in" svg:height="0.235in" svg:x="6.372in" svg:y="3.1626in"><draw:text-box><text:p>13</text:p></draw:text-box></draw:frame><draw:frame text:anchor-type="paragraph" draw:z-index="18" draw:name="Shape1_13" draw:style-name="gr3" draw:text-style-name="P4" svg:width="0.2524in" svg:height="0.235in" svg:x="6.111in" svg:y="2.2409in"><draw:text-box><text:p>13</text:p></draw:text-box></draw:frame><draw:line text:anchor-type="paragraph" draw:z-index="44" draw:name="Shape11" draw:style-name="gr1" draw:text-style-name="P3" svg:x1="1.6248in" svg:y1="4.1898in" svg:x2="1.1291in" svg:y2="5.1469in"><text:p/></draw:line><draw:line text:anchor-type="paragraph" draw:z-index="45" draw:name="Shape12" draw:style-name="gr1" draw:text-style-name="P3" svg:x1="1.1291in" svg:y1="4.3028in" svg:x2="1.7382in" svg:y2="5.2244in"><text:p/></draw:line><draw:line text:anchor-type="paragraph" draw:z-index="46" draw:name="Shape13" draw:style-name="gr1" draw:text-style-name="P3" svg:x1="4.9984in" svg:y1="4.9217in" svg:x2="5.3638in" svg:y2="3.9307in"><text:p/></draw:line><draw:line text:anchor-type="paragraph" draw:z-index="47" draw:name="Shape14" draw:style-name="gr1" draw:text-style-name="P3" svg:x1="4.9984in" svg:y1="4.052in" svg:x2="5.4075in" svg:y2="4.9476in"><text:p/></draw:line><draw:line text:anchor-type="paragraph" draw:z-index="48" draw:name="Shape15" draw:style-name="gr1" draw:text-style-name="P3" svg:x1="6.7295in" svg:y1="3.9583in" svg:x2="6.4161in" svg:y2="4.8276in"><text:p/></draw:line><draw:line text:anchor-type="paragraph" draw:z-index="49" draw:name="Shape16" draw:style-name="gr1" draw:text-style-name="P3" svg:x1="6.2689in" svg:y1="4.0193in" svg:x2="6.9299in" svg:y2="4.9059in"><text:p/></draw:line><draw:line text:anchor-type="paragraph" draw:z-index="50" draw:name="Shape17" draw:style-name="gr1" draw:text-style-name="P3" svg:x1="5.9291in" svg:y1="4.3327in" svg:x2="5.6862in" svg:y2="4.9409in"><text:p/></draw:line><draw:line text:anchor-type="paragraph" draw:z-index="51" draw:name="Shape18" draw:style-name="gr1" draw:text-style-name="P3" svg:x1="5.6425in" svg:y1="4.4543in" svg:x2="5.9291in" svg:y2="4.9409in"><text:p/></draw:line><draw:frame draw:style-name="fr2" draw:name="Image1" text:anchor-type="char" svg:x="0in" svg:y="0.061in" svg:width="6.6929in" svg:height="5.3453in" draw:z-index="1"><draw:image xlink:href="Pictures/1000000000000F5D00000C456088A66CCB612B7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text:anchor-type="paragraph" draw:z-index="19" draw:name="Shape4" draw:style-name="gr2" draw:text-style-name="P4" svg:width="0.2776in" svg:height="0.2524in" svg:x="0.0693in" svg:y="2.4063in"><draw:text-box><text:p>3</text:p></draw:text-box></draw:frame><draw:frame text:anchor-type="paragraph" draw:z-index="20" draw:name="Shape4_0" draw:style-name="gr2" draw:text-style-name="P4" svg:width="0.2776in" svg:height="0.2524in" svg:x="0.4256in" svg:y="1.5016in"><draw:text-box><text:p>1</text:p></draw:text-box></draw:frame><draw:frame text:anchor-type="paragraph" draw:z-index="21" draw:name="Shape4_3" draw:style-name="gr2" draw:text-style-name="P4" svg:width="0.2776in" svg:height="0.2524in" svg:x="1.3472in" svg:y="0.8146in"><draw:text-box><text:p>1</text:p></draw:text-box></draw:frame><draw:frame text:anchor-type="paragraph" draw:z-index="22" draw:name="Shape4_1" draw:style-name="gr2" draw:text-style-name="P4" svg:width="0.2776in" svg:height="0.2524in" svg:x="0.0693in" svg:y="2.4063in"><draw:text-box><text:p>3</text:p></draw:text-box></draw:frame><draw:frame text:anchor-type="paragraph" draw:z-index="23" draw:name="Shape4_2" draw:style-name="gr2" draw:text-style-name="P4" svg:width="0.2776in" svg:height="0.2524in" svg:x="0.7654in" svg:y="2.4236in"><draw:text-box><text:p>1</text:p></draw:text-box></draw:frame><draw:frame text:anchor-type="paragraph" draw:z-index="24" draw:name="Shape4_4" draw:style-name="gr2" draw:text-style-name="P4" svg:width="0.2776in" svg:height="0.2524in" svg:x="1.3744in" svg:y="2.3972in"><draw:text-box><text:p>2</text:p></draw:text-box></draw:frame><draw:frame text:anchor-type="paragraph" draw:z-index="25" draw:name="Shape4_5" draw:style-name="gr2" draw:text-style-name="P4" svg:width="0.2776in" svg:height="0.2524in" svg:x="1.4in" svg:y="1.5717in"><draw:text-box><text:p>2</text:p></draw:text-box></draw:frame><draw:frame text:anchor-type="paragraph" draw:z-index="26" draw:name="Shape4_6" draw:style-name="gr2" draw:text-style-name="P4" svg:width="0.2776in" svg:height="0.2524in" svg:x="1.9571in" svg:y="2.4327in"><draw:text-box><text:p>4</text:p></draw:text-box></draw:frame><draw:frame text:anchor-type="paragraph" draw:z-index="27" draw:name="Shape4_7" draw:style-name="gr2" draw:text-style-name="P4" svg:width="0.2776in" svg:height="0.2524in" svg:x="2.3654in" svg:y="1.5807in"><draw:text-box><text:p>4</text:p></draw:text-box></draw:frame><draw:line text:anchor-type="paragraph" draw:z-index="28" draw:name="Shape5" draw:style-name="gr1" draw:text-style-name="P3" svg:x1="2.5291in" svg:y1="2.5252in" svg:x2="3.2157in" svg:y2="3.6035in"><text:p/></draw:line><draw:line text:anchor-type="paragraph" draw:z-index="29" draw:name="Shape6" draw:style-name="gr1" draw:text-style-name="P3" svg:x1="3.2157in" svg:y1="2.5252in" svg:x2="2.5291in" svg:y2="3.6035in"><text:p/></draw:line><draw:frame text:anchor-type="paragraph" draw:z-index="30" draw:name="Shape4_8" draw:style-name="gr2" draw:text-style-name="P4" svg:width="0.2776in" svg:height="0.2524in" svg:x="2.6953in" svg:y="0.0665in"><draw:text-box><text:p>1</text:p></draw:text-box></draw:frame><draw:frame text:anchor-type="paragraph" draw:z-index="31" draw:name="Shape4_9" draw:style-name="gr2" draw:text-style-name="P4" svg:width="0.2776in" svg:height="0.2524in" svg:x="3.339in" svg:y="2.389in"><draw:text-box><text:p>0</text:p></draw:text-box></draw:frame><draw:frame text:anchor-type="paragraph" draw:z-index="32" draw:name="Shape4_10" draw:style-name="gr2" draw:text-style-name="P4" svg:width="0.2776in" svg:height="0.2524in" svg:x="3.339in" svg:y="2.389in"><draw:text-box><text:p>0</text:p></draw:text-box></draw:frame><draw:frame text:anchor-type="paragraph" draw:z-index="33" draw:name="Shape4_11" draw:style-name="gr2" draw:text-style-name="P4" svg:width="0.2776in" svg:height="0.2524in" svg:x="3.3654in" svg:y="1.589in"><draw:text-box><text:p>0</text:p></draw:text-box></draw:frame><draw:frame text:anchor-type="paragraph" draw:z-index="34" draw:name="Shape4_12" draw:style-name="gr2" draw:text-style-name="P4" svg:width="0.2776in" svg:height="0.2524in" svg:x="4.1134in" svg:y="0.789in"><draw:text-box><text:p>0</text:p></draw:text-box></draw:frame><draw:frame text:anchor-type="paragraph" draw:z-index="35" draw:name="Shape4_13" draw:style-name="gr2" draw:text-style-name="P4" svg:width="0.2776in" svg:height="0.2524in" svg:x="4.0173in" svg:y="2.4319in"><draw:text-box><text:p>3</text:p></draw:text-box></draw:frame><draw:frame text:anchor-type="paragraph" draw:z-index="36" draw:name="Shape4_14" draw:style-name="gr2" draw:text-style-name="P4" svg:width="0.2776in" svg:height="0.2524in" svg:x="4.1654in" svg:y="1.6055in"><draw:text-box><text:p>3</text:p></draw:text-box></draw:frame><draw:line text:anchor-type="paragraph" draw:z-index="37" draw:name="Shape7" draw:style-name="gr1" draw:text-style-name="P3" svg:x1="4.4862in" svg:y1="2.4217in" svg:x2="4.7465in" svg:y2="3.3083in"><text:p/></draw:line><draw:line text:anchor-type="paragraph" draw:z-index="38" draw:name="Shape8" draw:style-name="gr1" draw:text-style-name="P3" svg:x1="4.7465in" svg:y1="2.4217in" svg:x2="4.4598in" svg:y2="3.3516in"><text:p/></draw:line><draw:frame text:anchor-type="paragraph" draw:z-index="39" draw:name="Shape4_15" draw:style-name="gr2" draw:text-style-name="P4" svg:width="0.2776in" svg:height="0.2524in" svg:x="4.9654in" svg:y="2.2055in"><draw:text-box><text:p>2</text:p></draw:text-box></draw:frame><draw:frame text:anchor-type="paragraph" draw:z-index="40" draw:name="Shape4_16" draw:style-name="gr2" draw:text-style-name="P4" svg:width="0.2776in" svg:height="0.2524in" svg:x="4.9654in" svg:y="2.2055in"><draw:text-box><text:p>2</text:p></draw:text-box></draw:frame><draw:frame text:anchor-type="paragraph" draw:z-index="41" draw:name="Shape4_17" draw:style-name="gr2" draw:text-style-name="P4" svg:width="0.2776in" svg:height="0.2524in" svg:x="5.4953in" svg:y="1.6146in"><draw:text-box><text:p>2</text:p></draw:text-box></draw:frame><draw:line text:anchor-type="paragraph" draw:z-index="42" draw:name="Shape9" draw:style-name="gr1" draw:text-style-name="P3" svg:x1="6.5386in" svg:y1="2.2217in" svg:x2="5.6252in" svg:y2="3.7083in"><text:p/></draw:line><draw:line text:anchor-type="paragraph" draw:z-index="43" draw:name="Shape10" draw:style-name="gr1" draw:text-style-name="P3" svg:x1="5.5555in" svg:y1="2.2126in" svg:x2="6.6157in" svg:y2="3.6819in"><text:p/></draw:line><draw:frame draw:style-name="fr1" draw:name="Image2" text:anchor-type="char" svg:width="6.6929in" svg:height="3.7543in" draw:z-index="0"><draw:image xlink:href="Pictures/10000000000015DF00000C450D15A585B1430E7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0T12:09:20.566509572</meta:creation-date>
    <dc:date>2022-10-20T12:47:09.872217906</dc:date>
    <meta:editing-duration>PT27M26S</meta:editing-duration>
    <meta:editing-cycles>6</meta:editing-cycles>
    <meta:generator>LibreOffice/6.4.7.2$Linux_X86_64 LibreOffice_project/40$Build-2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